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2" style:family="table">
      <style:table-properties style:width="8.394cm" table:align="margins"/>
    </style:style>
    <style:style style:name="Tabel2.A" style:family="table-column">
      <style:table-column-properties style:column-width="0.799cm" style:rel-column-width="6238*"/>
    </style:style>
    <style:style style:name="Tabel2.B" style:family="table-column">
      <style:table-column-properties style:column-width="6.796cm" style:rel-column-width="53058*"/>
    </style:style>
    <style:style style:name="Tabel2.C" style:family="table-column">
      <style:table-column-properties style:column-width="0.799cm" style:rel-column-width="6239*"/>
    </style:style>
    <style:style style:name="Tabel2.1" style:family="table-row">
      <style:table-row-properties style:row-height="0.4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C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  <style:text-properties fo:font-size="6pt" fo:language="en" fo:country="US" officeooo:rsid="001b04b5" officeooo:paragraph-rsid="001b04b5" style:font-size-asian="6pt" style:font-size-complex="6pt"/>
    </style:style>
    <style:style style:name="P3" style:family="paragraph" style:parent-style-name="Table_20_Contents">
      <style:paragraph-properties fo:text-align="center" style:justify-single-word="false"/>
      <style:text-properties fo:font-size="18pt" fo:language="en" fo:country="US" officeooo:rsid="001b04b5" officeooo:paragraph-rsid="001b04b5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6pt" fo:language="en" fo:country="US" officeooo:rsid="001b04b5" officeooo:paragraph-rsid="001cfc2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fo:language="en" fo:country="US" officeooo:rsid="001b04b5" officeooo:paragraph-rsid="001b04b5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en" fo:country="US" officeooo:rsid="001b04b5" officeooo:paragraph-rsid="001cfc27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fo:language="en" fo:country="US" officeooo:paragraph-rsid="001e5e0a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language="en" fo:country="US" officeooo:rsid="001e5e0a" officeooo:paragraph-rsid="001e5e0a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language="en" fo:country="US" officeooo:rsid="001e5e0a" officeooo:paragraph-rsid="0022650c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0pt" fo:language="en" fo:country="US" officeooo:rsid="001b04b5" officeooo:paragraph-rsid="001cfc27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fo:language="en" fo:country="US" officeooo:rsid="001b04b5" officeooo:paragraph-rsid="0022650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language="en" fo:country="US" officeooo:rsid="001f2329" officeooo:paragraph-rsid="001f2329" style:font-size-asian="10pt" style:font-size-complex="10pt"/>
    </style:style>
    <style:style style:name="P13" style:family="paragraph" style:parent-style-name="Table_20_Contents">
      <style:paragraph-properties fo:text-align="center" style:justify-single-word="false" fo:break-before="page"/>
      <style:text-properties fo:font-size="16pt" fo:language="en" fo:country="US" officeooo:rsid="001b04b5" officeooo:paragraph-rsid="001cfc27" style:font-size-asian="16pt" style:font-size-complex="16pt"/>
    </style:style>
    <style:style style:name="P14" style:family="paragraph" style:parent-style-name="Table_20_Contents">
      <style:paragraph-properties fo:text-align="center" style:justify-single-word="false" fo:break-before="page"/>
      <style:text-properties fo:font-size="2pt" fo:language="en" fo:country="US" officeooo:rsid="001f2329" officeooo:paragraph-rsid="001f2329" style:font-size-asian="1.75pt" style:font-size-complex="2pt"/>
    </style:style>
    <style:style style:name="T1" style:family="text">
      <style:text-properties officeooo:rsid="001e5e0a"/>
    </style:style>
    <style:style style:name="T2" style:family="text">
      <style:text-properties officeooo:rsid="0020eed6"/>
    </style:style>
    <style:style style:name="T3" style:family="text">
      <style:text-properties officeooo:rsid="002265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2" table:style-name="Tabel2">
        <table:table-column table:style-name="Tabel2.A"/>
        <table:table-column table:style-name="Tabel2.B"/>
        <table:table-column table:style-name="Tabel2.C"/>
        <table:table-row table:style-name="Tabel2.1">
          <table:table-cell table:style-name="Tabel2.A1" office:value-type="string">
            <text:p text:style-name="P2">N</text:p>
          </table:table-cell>
          <table:table-cell table:style-name="Tabel2.A1" table:number-rows-spanned="2" office:value-type="string">
            <text:p text:style-name="P3">USB</text:p>
          </table:table-cell>
          <table:table-cell table:style-name="Tabel2.C1" office:value-type="string">
            <text:p text:style-name="P2">L0</text:p>
          </table:table-cell>
        </table:table-row>
        <table:table-row table:style-name="Tabel2.1">
          <table:table-cell table:style-name="Tabel2.A2" office:value-type="string">
            <text:p text:style-name="P2">L31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table-cell table:style-name="Tabel2.A2" table:number-rows-spanned="28" office:value-type="string">
            <text:p text:style-name="P13"/>
            <text:p text:style-name="P4">32 <text:span text:style-name="T3">channel dimmer</text:span></text:p>
            <text:p text:style-name="P6"/>
            <text:p text:style-name="P6"/>
            <text:p text:style-name="P7"><text:span text:style-name="T3">Send commands over USB virtual serial port, baud of</text:span><text:span text:style-name="T1"> 115200. </text:span></text:p>
            <text:p text:style-name="P8"/>
            <text:p text:style-name="P9"><text:span text:style-name="T3">Commands end with newline „\n“.</text:span></text:p>
            <text:p text:style-name="P9"><text:span text:style-name="T3">„I23\n“ turns 23. channel on,</text:span></text:p>
            <text:p text:style-name="P9"><text:span text:style-name="T3">„O14\n“ turns 14. channel off, </text:span></text:p>
            <text:p text:style-name="P9"><text:span text:style-name="T3">etc.</text:span></text:p>
            <text:p text:style-name="P8"/>
            <text:p text:style-name="P9"><text:span text:style-name="T3">Commands „I\n“ and „O\n“ without numbers switches all outputs.</text:span></text:p>
            <text:p text:style-name="P10"/>
            <text:p text:style-name="P10"/>
            <text:p text:style-name="P12">&lt; 0,9 A / 200 W <text:span text:style-name="T3">per output</text:span></text:p>
            <text:p text:style-name="P12">&lt; 16 A / 3 680 W <text:span text:style-name="T3">per device</text:span></text:p>
            <text:p text:style-name="P10"/>
            <text:p text:style-name="P11"><text:span text:style-name="T3">Mains electric work must be done by qualified electrician. Do not touch after connecting.</text:span></text:p>
            <text:p text:style-name="P11"><text:span text:style-name="T3"/></text:p>
            <text:p text:style-name="P10">Tech-thing OÜ 2014</text:p>
          </table:table-cell>
          <table:table-cell table:style-name="Tabel2.C2" office:value-type="string">
            <text:p text:style-name="P2">L1</text:p>
          </table:table-cell>
        </table:table-row>
        <table:table-row table:style-name="Tabel2.1">
          <table:table-cell table:style-name="Tabel2.A2" office:value-type="string">
            <text:p text:style-name="P2">L30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2</text:p>
          </table:table-cell>
        </table:table-row>
        <table:table-row table:style-name="Tabel2.1">
          <table:table-cell table:style-name="Tabel2.A2" office:value-type="string">
            <text:p text:style-name="P2">L29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3</text:p>
          </table:table-cell>
        </table:table-row>
        <table:table-row table:style-name="Tabel2.1">
          <table:table-cell table:style-name="Tabel2.A2" office:value-type="string">
            <text:p text:style-name="P2">L28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4</text:p>
          </table:table-cell>
        </table:table-row>
        <table:table-row table:style-name="Tabel2.1">
          <table:table-cell table:style-name="Tabel2.A2" office:value-type="string">
            <text:p text:style-name="P2">L27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5</text:p>
          </table:table-cell>
        </table:table-row>
        <table:table-row table:style-name="Tabel2.1">
          <table:table-cell table:style-name="Tabel2.A2" office:value-type="string">
            <text:p text:style-name="P2">L26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6</text:p>
          </table:table-cell>
        </table:table-row>
        <table:table-row table:style-name="Tabel2.1">
          <table:table-cell table:style-name="Tabel2.A2" office:value-type="string">
            <text:p text:style-name="P2">L25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7</text:p>
          </table:table-cell>
        </table:table-row>
        <table:table-row table:style-name="Tabel2.1">
          <table:table-cell table:style-name="Tabel2.A2" office:value-type="string">
            <text:p text:style-name="P2">L24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8</text:p>
          </table:table-cell>
        </table:table-row>
        <table:table-row table:style-name="Tabel2.1">
          <table:table-cell table:style-name="Tabel2.A2" office:value-type="string">
            <text:p text:style-name="P2">L23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9</text:p>
          </table:table-cell>
        </table:table-row>
        <table:table-row table:style-name="Tabel2.1">
          <table:table-cell table:style-name="Tabel2.A2" office:value-type="string">
            <text:p text:style-name="P2">L22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10</text:p>
          </table:table-cell>
        </table:table-row>
        <table:table-row table:style-name="Tabel2.1">
          <table:table-cell table:style-name="Tabel2.A2" office:value-type="string">
            <text:p text:style-name="P2">L21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11</text:p>
          </table:table-cell>
        </table:table-row>
        <table:table-row table:style-name="Tabel2.1">
          <table:table-cell table:style-name="Tabel2.A2" office:value-type="string">
            <text:p text:style-name="P2">L20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12</text:p>
          </table:table-cell>
        </table:table-row>
        <table:table-row table:style-name="Tabel2.1">
          <table:table-cell table:style-name="Tabel2.A2" office:value-type="string">
            <text:p text:style-name="P2">L19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13</text:p>
          </table:table-cell>
        </table:table-row>
        <table:table-row table:style-name="Tabel2.1">
          <table:table-cell table:style-name="Tabel2.A2" office:value-type="string">
            <text:p text:style-name="P2">L18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covered-table-cell/>
          <table:table-cell table:style-name="Tabel2.C2" office:value-type="string">
            <text:p text:style-name="P2">L14</text:p>
          </table:table-cell>
        </table:table-row>
        <table:table-row table:style-name="Tabel2.1">
          <table:table-cell table:style-name="Tabel2.A2" office:value-type="string">
            <text:p text:style-name="P2">L17</text:p>
          </table:table-cell>
          <table:covered-table-cell/>
          <table:table-cell table:style-name="Tabel2.C2" office:value-type="string">
            <text:p text:style-name="P2">N</text:p>
          </table:table-cell>
        </table:table-row>
        <table:table-row table:style-name="Tabel2.1">
          <table:table-cell table:style-name="Tabel2.A2" office:value-type="string">
            <text:p text:style-name="P2">N</text:p>
          </table:table-cell>
          <table:table-cell table:style-name="Tabel2.A2" table:number-rows-spanned="2" office:value-type="string">
            <text:p text:style-name="P5">230 VAC</text:p>
          </table:table-cell>
          <table:table-cell table:style-name="Tabel2.C2" office:value-type="string">
            <text:p text:style-name="P2">L15</text:p>
          </table:table-cell>
        </table:table-row>
        <table:table-row table:style-name="Tabel2.1">
          <table:table-cell table:style-name="Tabel2.A2" office:value-type="string">
            <text:p text:style-name="P2">L16</text:p>
          </table:table-cell>
          <table:covered-table-cell/>
          <table:table-cell table:style-name="Tabel2.C2" office:value-type="string">
            <text:p text:style-name="P2">N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649cm" fo:margin-bottom="1.085cm" fo:margin-left="1.058cm" fo:margin-right="1.048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us </meta:initial-creator>
    <meta:creation-date>2014-05-09T15:13:07</meta:creation-date>
    <meta:printed-by>Jaanus </meta:printed-by>
    <meta:print-date>2014-05-09T15:57:52</meta:print-date>
    <dc:date>2014-05-21T18:08:40</dc:date>
    <dc:creator>Jaanus </dc:creator>
    <meta:editing-duration>PT1H57M34S</meta:editing-duration>
    <meta:editing-cycles>5</meta:editing-cycles>
    <meta:generator>LibreOffice/4.0.4.2$Linux_x86 LibreOffice_project/400m0$Build-2</meta:generator>
    <meta:document-statistic meta:table-count="1" meta:image-count="0" meta:object-count="0" meta:page-count="2" meta:paragraph-count="77" meta:word-count="139" meta:character-count="522" meta:non-whitespace-character-count="458"/>
  </office:meta>
</office:document-meta>
</file>